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non_box_dimension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.E1:Henon_box_dimension.E4 Henon_box_dimension.F1:Henon_box_dimension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.E13:Henon_box_dimension.E17 Henon_box_dimension.F13:Henon_box_dimension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mm" svg:height="59.76mm" svg:x="186.64mm" svg:y="132.81mm">
            <loext:p draw:notify-on-update-of-ranges="Henon_box_dimension.E19:Henon_box_dimension.E24 Henon_box_dimension.F19:Henon_box_dimension.F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formula="of:=LOG(1/[.B13];2)" office:value-type="float" office:value="3" calcext:value-type="float">
            <text:p>3,0000</text:p>
          </table:table-cell>
          <table:table-cell table:formula="of:=LOG([.C13];2)" office:value-type="float" office:value="7.467605550083" calcext:value-type="float">
            <text:p>7,4676055501</text:p>
          </table:table-cell>
          <table:table-cell table:number-columns-repeated="16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formula="of:=LOG(1/[.B14];2)" office:value-type="float" office:value="4" calcext:value-type="float">
            <text:p>4,0000</text:p>
          </table:table-cell>
          <table:table-cell table:formula="of:=LOG([.C14];2)" office:value-type="float" office:value="8.75822321472672" calcext:value-type="float">
            <text:p>8,7582232147</text:p>
          </table:table-cell>
          <table:table-cell table:number-columns-repeated="16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formula="of:=LOG(1/[.B15];2)" office:value-type="float" office:value="5" calcext:value-type="float">
            <text:p>5,0000</text:p>
          </table:table-cell>
          <table:table-cell table:formula="of:=LOG([.C15];2)" office:value-type="float" office:value="10.0182001788132" calcext:value-type="float">
            <text:p>10,0182001788</text:p>
          </table:table-cell>
          <table:table-cell table:number-columns-repeated="16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2" table:formula="of:=LOG(1/[.B16];2)" office:value-type="float" office:value="6" calcext:value-type="float">
            <text:p>6,0000</text:p>
          </table:table-cell>
          <table:table-cell table:formula="of:=LOG([.C16];2)" office:value-type="float" office:value="11.2685420003001" calcext:value-type="float">
            <text:p>11,2685420003</text:p>
          </table:table-cell>
          <table:table-cell table:number-columns-repeated="16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2" table:formula="of:=LOG(1/[.B17];2)" office:value-type="float" office:value="7" calcext:value-type="float">
            <text:p>7,0000</text:p>
          </table:table-cell>
          <table:table-cell table:formula="of:=LOG([.C17];2)" office:value-type="float" office:value="12.4926043043867" calcext:value-type="float">
            <text:p>12,4926043044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28540221886225" calcext:value-type="float">
            <text:p>7,285402218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4689445988764" calcext:value-type="float">
            <text:p>8,5468944599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2451385311995" calcext:value-type="float">
            <text:p>9,7245138531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01868376458" calcext:value-type="float">
            <text:p>10,8501868376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3545" calcext:value-type="float">
            <text:p>35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915699121269" calcext:value-type="float">
            <text:p>11,7915699121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.4880911775335" calcext:value-type="float">
            <text:p>12,4880911775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7582" calcext:value-type="float">
            <text:p>75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8883627411706" calcext:value-type="float">
            <text:p>12,8883627412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8777" calcext:value-type="float">
            <text:p>87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0995121919952" calcext:value-type="float">
            <text:p>13,09951219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09:05:27.923290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9:12:33.492214877</dc:date>
    <meta:editing-duration>PT2H35M39S</meta:editing-duration>
    <meta:editing-cycles>4</meta:editing-cycles>
    <meta:generator>LibreOffice/5.1.6.2$Linux_X86_64 LibreOffice_project/10m0$Build-2</meta:generator>
    <meta:document-statistic meta:table-count="1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.E1:Henon_box_dimension.F4" svg:x="0.191cm" svg:y="0.115cm" svg:width="5.365cm" svg:height="5.561cm">
          <chartooo:coordinate-region svg:x="0.628cm" svg:y="0.314cm" svg:width="4.504cm" svg:height="4.7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1:Henon_box_dimension.F4" chart:class="chart:scatter">
            <chart:domain table:cell-range-address="Henon_box_dimension.E1:Henon_box_dimension.E4"/>
            <chart:regression-curve chart:style-name="ch7">
              <chart:equation chart:display-equation="true" chart:display-r-square="false" svg:x="5.773cm" svg:y="3.954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.E1:Henon_box_dimension.E4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.F1:Henon_box_dimension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3:Henon_box_dimension.F17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.F13:Henon_box_dimension.F17" chart:class="chart:scatter">
            <chart:domain table:cell-range-address="Henon_box_dimension.E13:Henon_box_dimension.E17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13:Henon_box_dimension.E17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.F13:Henon_box_dimension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9:Henon_box_dimension.F24" svg:x="0.202cm" svg:y="0.119cm" svg:width="5.469cm" svg:height="5.739cm">
          <chartooo:coordinate-region svg:x="0.638cm" svg:y="0.318cm" svg:width="4.754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19:Henon_box_dimension.F24" chart:class="chart:scatter">
            <chart:domain table:cell-range-address="Henon_box_dimension.E19:Henon_box_dimension.E24"/>
            <chart:regression-curve chart:style-name="ch7">
              <chart:equation chart:display-equation="true" chart:display-r-square="false" svg:x="6.105cm" svg:y="4.081cm"/>
            </chart:regression-curve>
            <chart:data-point/>
            <chart:data-point chart:style-name="ch8" chart:repeated="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.E19:Henon_box_dimension.E24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.F19:Henon_box_dimension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